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a983" officeooo:paragraph-rsid="001aa983"/>
    </style:style>
    <style:style style:name="P2" style:family="paragraph" style:parent-style-name="Standard">
      <style:text-properties officeooo:rsid="001b2320" officeooo:paragraph-rsid="001b2320"/>
    </style:style>
    <style:style style:name="P3" style:family="paragraph" style:parent-style-name="Standard">
      <style:text-properties officeooo:rsid="001b2320" officeooo:paragraph-rsid="001b3afc"/>
    </style:style>
    <style:style style:name="P4" style:family="paragraph" style:parent-style-name="Standard">
      <style:text-properties officeooo:paragraph-rsid="001b3afc"/>
    </style:style>
    <style:style style:name="P5" style:family="paragraph" style:parent-style-name="Standard">
      <style:text-properties officeooo:rsid="001b3afc" officeooo:paragraph-rsid="001b3afc"/>
    </style:style>
    <style:style style:name="P6" style:family="paragraph" style:parent-style-name="Standard">
      <style:text-properties officeooo:rsid="001b3afc" officeooo:paragraph-rsid="001cbe16"/>
    </style:style>
    <style:style style:name="P7" style:family="paragraph" style:parent-style-name="Standard">
      <style:text-properties officeooo:rsid="001cbe16" officeooo:paragraph-rsid="001cbe16"/>
    </style:style>
    <style:style style:name="P8" style:family="paragraph" style:parent-style-name="Standard">
      <style:text-properties officeooo:rsid="001e2d34" officeooo:paragraph-rsid="001ed391"/>
    </style:style>
    <style:style style:name="P9" style:family="paragraph" style:parent-style-name="Standard">
      <style:text-properties officeooo:rsid="001ed391" officeooo:paragraph-rsid="001ed391"/>
    </style:style>
    <style:style style:name="P10" style:family="paragraph" style:parent-style-name="Standard">
      <style:text-properties officeooo:rsid="0020c638" officeooo:paragraph-rsid="0020c638"/>
    </style:style>
    <style:style style:name="T1" style:family="text">
      <style:text-properties officeooo:rsid="001aa983"/>
    </style:style>
    <style:style style:name="T2" style:family="text">
      <style:text-properties fo:font-style="italic" style:font-style-asian="italic"/>
    </style:style>
    <style:style style:name="T3" style:family="text">
      <style:text-properties officeooo:rsid="001b2320"/>
    </style:style>
    <style:style style:name="T4" style:family="text">
      <style:text-properties officeooo:rsid="001b3afc"/>
    </style:style>
    <style:style style:name="T5" style:family="text">
      <style:text-properties officeooo:rsid="001cbe16"/>
    </style:style>
    <style:style style:name="T6" style:family="text">
      <style:text-properties officeooo:rsid="001ed391"/>
    </style:style>
    <style:style style:name="T7" style:family="text">
      <style:text-properties officeooo:rsid="0020d67b"/>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does it mean by calling/invoking a function?</text:p>
      <text:p text:style-name="P1"/>
      <text:p text:style-name="Standard"><text:span text:style-name="T1">Calling/invoking a function is where the interpreter executes a previously defined function. </text:span><text:reference-mark-start text:name="ZOTERO_ITEM CSL_CITATION {&quot;citationID&quot;:&quot;TVMF0u01&quot;,&quot;properties&quot;:{&quot;formattedCitation&quot;:&quot;(Haverbeke &amp; Ebrary Academic Complete (Canada) Subscription Collection, 2015)&quot;,&quot;plainCitation&quot;:&quot;(Haverbeke &amp; Ebrary Academic Complete (Canada) Subscription Collection, 2015)&quot;},&quot;citationItems&quot;:[{&quot;id&quot;:43,&quot;uris&quot;:[&quot;http://zotero.org/users/local/6nESC1Gx/items/72NEQ9RX&quot;],&quot;uri&quot;:[&quot;http://zotero.org/users/local/6nESC1Gx/items/72NEQ9RX&quot;],&quot;itemData&quot;:{&quot;id&quot;:43,&quot;type&quot;:&quot;book&quot;,&quot;title&quot;:&quot;Eloquent javascript: a modern introduction to programming&quot;,&quot;publisher&quot;:&quot;No Starch Press&quot;,&quot;publisher-place&quot;:&quot;San Francisco&quot;,&quot;number-of-pages&quot;:&quot;478&quot;,&quot;edition&quot;:&quot;Second edition.&quot;,&quot;source&quot;:&quot;Summon, Summon 2.0&quot;,&quot;event-place&quot;:&quot;San Francisco&quot;,&quot;abstract&quot;:&quot;JavaScript lies at the heart of almost every modern web application, from social apps to the newest browser-based games. Though simple for beginners to pick up and play with, JavaScript is a flexible, complex language that you can use to build full-scale applications.Eloquent JavaScript, 2nd Edition dives deep into the JavaScript language to show you how to write beautiful, effective code. Author Marijn Haverbeke immerses you in example code from the start, while exercises and full-chapter projects give you hands-on experience with writing your own programs. As you build projects such as an artificial life simulation, a simple programming language, and a paint program, you'll learn:The essential elements of programming, including syntax, control, and dataHow to organize and clarify your code with object-oriented and functional programming techniquesHow to script the browser and make basic web applicationsHow to use the DOM effectively to interact with browsersHow to harness Node.js to build servers and utilitiesThis edition is thoroughly revised and modernized to reflect the current state of Java­Script and web browsers, with brand-new material, such as a chapter on code performance in Java­Script, and expanded coverage of recursion and closures. All source code is available online in an inter­active sandbox, where you can edit the code, run it, and see its output instantly.Isn't it time you became fluent in the language of the Web?&quot;,&quot;URL&quot;:&quot;http://GW2JH3XR2C.search.serialssolutions.com/?sid=sersol&amp;SS_jc=TC0001453212&amp;title=Eloquent%20JavaScript%3A%20A%20Modern%20Introduction%20to%20Programming&quot;,&quot;ISBN&quot;:&quot;978-1-59327-584-6&quot;,&quot;call-number&quot;:&quot;QA76.73.J39H38 2015&quot;,&quot;shortTitle&quot;:&quot;Eloquent javascript&quot;,&quot;language&quot;:&quot;English&quot;,&quot;author&quot;:[{&quot;family&quot;:&quot;Haverbeke&quot;,&quot;given&quot;:&quot;Marijn&quot;},{&quot;literal&quot;:&quot;Ebrary Academic Complete (Canada) Subscription Collection&quot;}],&quot;issued&quot;:{&quot;date-parts&quot;:[[&quot;2015&quot;]]},&quot;accessed&quot;:{&quot;date-parts&quot;:[[&quot;2016&quot;,2,28]]}}}],&quot;schema&quot;:&quot;https://github.com/citation-style-language/schema/raw/master/csl-citation.json&quot;} RNDfXSeJVgI9R"/>(Haverbeke, <text:span text:style-name="T3">page 42</text:span>)<text:reference-mark-end text:name="ZOTERO_ITEM CSL_CITATION {&quot;citationID&quot;:&quot;TVMF0u01&quot;,&quot;properties&quot;:{&quot;formattedCitation&quot;:&quot;(Haverbeke &amp; Ebrary Academic Complete (Canada) Subscription Collection, 2015)&quot;,&quot;plainCitation&quot;:&quot;(Haverbeke &amp; Ebrary Academic Complete (Canada) Subscription Collection, 2015)&quot;},&quot;citationItems&quot;:[{&quot;id&quot;:43,&quot;uris&quot;:[&quot;http://zotero.org/users/local/6nESC1Gx/items/72NEQ9RX&quot;],&quot;uri&quot;:[&quot;http://zotero.org/users/local/6nESC1Gx/items/72NEQ9RX&quot;],&quot;itemData&quot;:{&quot;id&quot;:43,&quot;type&quot;:&quot;book&quot;,&quot;title&quot;:&quot;Eloquent javascript: a modern introduction to programming&quot;,&quot;publisher&quot;:&quot;No Starch Press&quot;,&quot;publisher-place&quot;:&quot;San Francisco&quot;,&quot;number-of-pages&quot;:&quot;478&quot;,&quot;edition&quot;:&quot;Second edition.&quot;,&quot;source&quot;:&quot;Summon, Summon 2.0&quot;,&quot;event-place&quot;:&quot;San Francisco&quot;,&quot;abstract&quot;:&quot;JavaScript lies at the heart of almost every modern web application, from social apps to the newest browser-based games. Though simple for beginners to pick up and play with, JavaScript is a flexible, complex language that you can use to build full-scale applications.Eloquent JavaScript, 2nd Edition dives deep into the JavaScript language to show you how to write beautiful, effective code. Author Marijn Haverbeke immerses you in example code from the start, while exercises and full-chapter projects give you hands-on experience with writing your own programs. As you build projects such as an artificial life simulation, a simple programming language, and a paint program, you'll learn:The essential elements of programming, including syntax, control, and dataHow to organize and clarify your code with object-oriented and functional programming techniquesHow to script the browser and make basic web applicationsHow to use the DOM effectively to interact with browsersHow to harness Node.js to build servers and utilitiesThis edition is thoroughly revised and modernized to reflect the current state of Java­Script and web browsers, with brand-new material, such as a chapter on code performance in Java­Script, and expanded coverage of recursion and closures. All source code is available online in an inter­active sandbox, where you can edit the code, run it, and see its output instantly.Isn't it time you became fluent in the language of the Web?&quot;,&quot;URL&quot;:&quot;http://GW2JH3XR2C.search.serialssolutions.com/?sid=sersol&amp;SS_jc=TC0001453212&amp;title=Eloquent%20JavaScript%3A%20A%20Modern%20Introduction%20to%20Programming&quot;,&quot;ISBN&quot;:&quot;978-1-59327-584-6&quot;,&quot;call-number&quot;:&quot;QA76.73.J39H38 2015&quot;,&quot;shortTitle&quot;:&quot;Eloquent javascript&quot;,&quot;language&quot;:&quot;English&quot;,&quot;author&quot;:[{&quot;family&quot;:&quot;Haverbeke&quot;,&quot;given&quot;:&quot;Marijn&quot;},{&quot;literal&quot;:&quot;Ebrary Academic Complete (Canada) Subscription Collection&quot;}],&quot;issued&quot;:{&quot;date-parts&quot;:[[&quot;2015&quot;]]},&quot;accessed&quot;:{&quot;date-parts&quot;:[[&quot;2016&quot;,2,28]]}}}],&quot;schema&quot;:&quot;https://github.com/citation-style-language/schema/raw/master/csl-citation.json&quot;} RNDfXSeJVgI9R"/></text:p>
      <text:p text:style-name="Standard"/>
      <text:p text:style-name="P2">2. What is a parameter and why are they used?</text:p>
      <text:p text:style-name="P2"/>
      <text:p text:style-name="P3">A parameter is a variable <text:span text:style-name="T4">associated with a function; it can be given a value when a function is invoked; it is local to the function with which it is invoked. <text:s/>(Haverbeke, </text:span>page 4<text:span text:style-name="T4">3)</text:span></text:p>
      <text:p text:style-name="P3"/>
      <text:p text:style-name="P4"><text:span text:style-name="T4">Parameters are used to avoid the messy business of verifying that global variables are both defined and have the desired values for each function invocation.</text:span></text:p>
      <text:p text:style-name="Standard"/>
      <text:p text:style-name="P5">3. What is a return value and how is it related to expression evaluation?</text:p>
      <text:p text:style-name="P5"/>
      <text:p text:style-name="P5">A return value is what is produced by invoking a function. It can be of any JavaScript data type <text:span text:style-name="T7">resulting from the</text:span> evaluation of <text:span text:style-name="T7">an</text:span> expression <text:span text:style-name="T5">(expression evaluation)</text:span>.</text:p>
      <text:p text:style-name="Standard"/>
      <text:p text:style-name="P6">4. <text:span text:style-name="T5">What are the values of the following 2 expressions?</text:span></text:p>
      <text:p text:style-name="P6"><text:s/></text:p>
      <text:p text:style-name="P6">doubleTriple(40);</text:p>
      <text:p text:style-name="P7">doubleTriple(doubleTriple(40));</text:p>
      <text:p text:style-name="P6"/>
      <text:p text:style-name="P5">doubleTriple(40); //-&gt; 120</text:p>
      <text:p text:style-name="P7">doubleTriple(doubleTriple(40)); //-&gt; 240</text:p>
      <text:p text:style-name="Standard"/>
      <text:p text:style-name="P7">5. What does the above code draw and where does it draw it?</text:p>
      <text:p text:style-name="P7"/>
      <text:p text:style-name="P8">The above code draws a <text:span text:style-name="T6">star on canvas ctx with and orgin at x, y and N equally radiating rays. The rays are of alternating lengths r1 and r2. Note that ctx, x, y, N, r1, and r2 are perameters to be specified when invoking the function named drawSomething. </text:span></text:p>
      <text:p text:style-name="Standard"/>
      <text:p text:style-name="P9">6. What is the value of each of the following expressions?</text:p>
      <text:p text:style-name="P9"/>
      <text:p text:style-name="P10">a(10); //-&gt; 39</text:p>
      <text:p text:style-name="P10">b(10); //-&gt; 38</text:p>
      <text:p text:style-name="P10">c(10); //-&gt; 31</text:p>
      <text:p text:style-name="P1"/>
      <text:section text:style-name="Sect1" text:name="ZOTERO_BIBL {&quot;custom&quot;:[]} CSL_BIBLIOGRAPHY RNDBRu4KC1xbs">
        <text:p text:style-name="Bibliography_20_1">Haverbeke, M., &amp; Ebrary Academic Complete (Canada) Subscription Collection. (2015). <text:span text:style-name="T2">Eloquent javascript: a modern introduction to programming</text:span> (Second edition.). San Francisco: No Starch Press. Retrieved from http://GW2JH3XR2C.search.serialssolutions.com/?sid=sersol&amp;SS_jc=TC0001453212&amp;title=Eloquent%20JavaScript%3A%20A%20Modern%20Introduction%20to%20Programming</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oot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00:13:00.756773322</meta:creation-date>
    <dc:date>2016-02-28T01:53:42.444988754</dc:date>
    <meta:editing-duration>PT38M38S</meta:editing-duration>
    <meta:editing-cycles>6</meta:editing-cycles>
    <meta:generator>LibreOffice/5.0.3.2$Linux_X86_64 LibreOffice_project/00m0$Build-2</meta:generator>
    <meta:document-statistic meta:table-count="0" meta:image-count="0" meta:object-count="0" meta:page-count="1" meta:paragraph-count="20" meta:word-count="262" meta:character-count="1735" meta:non-whitespace-character-count="1489"/>
    <meta:user-defined meta:name="ZOTERO_PREF_1">&lt;data data-version="3" zotero-version="4.0.28.10"&gt;&lt;session id="MuWamWNR"/&gt;&lt;style id="http://www.zotero.org/styles/apa" locale="en-US"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